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4.4333in" fo:margin-left="0in" fo:margin-top="0in" fo:margin-bottom="0in" table:align="left" style:writing-mode="lr-tb"/>
    </style:style>
    <style:style style:name="Table1.A" style:family="table-column">
      <style:table-column-properties style:column-width="2.2167in"/>
    </style:style>
    <style:style style:name="Table1.B" style:family="table-column">
      <style:table-column-properties style:column-width="2.21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a"/>
    </style:style>
    <style:style style:name="P1" style:family="paragraph" style:parent-style-name="Standard">
      <style:paragraph-properties fo:margin-top="0in" fo:margin-bottom="0in" style:contextual-spacing="false" fo:line-height="100%"/>
    </style:style>
    <style:style style:name="P2" style:family="paragraph" style:parent-style-name="Standard" style:master-page-name="Standard">
      <style:paragraph-properties style:page-number="auto"/>
    </style:style>
    <style:style style:name="fr1" style:family="graphic" style:parent-style-name="Frame">
      <style:graphic-properties fo:margin-left="0in" fo:margin-right="0.0752in" fo:margin-top="0in" fo:margin-bottom="0in" style:vertical-pos="from-top" style:vertical-rel="paragraph" style:horizontal-pos="center" style:horizontal-rel="page-content"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Frame1" text:anchor-type="paragraph" svg:y="0.5354in" svg:width="4.4335in" draw:z-index="0"><draw:text-box fo:min-height="0in"><table:table table:name="Table1" table:style-name="Table1"><table:table-column table:style-name="Table1.A"/><table:table-column table:style-name="Table1.B"/><table:table-row table:style-name="Table1.1"><table:table-cell table:style-name="Table1.A1" office:value-type="string"><text:p text:style-name="P1">Computer science or computing science is the study of the theoretical foundations.</text:p></table:table-cell><table:table-cell table:style-name="Table1.A1" office:value-type="string"><text:p text:style-name="P1">It is frequently described as the systematic study of algorithmic processes.</text:p></table:table-cell></table:table-row><table:table-row table:style-name="Table1.1"><table:table-cell table:style-name="Table1.A1" office:value-type="string"><text:p text:style-name="P1">Still others focus on the challenges.</text:p></table:table-cell><table:table-cell table:style-name="Table1.A1" office:value-type="string"><text:p text:style-name="P1">For example, programming language theory studies approaches to describe computations.</text:p></table:table-cell></table:table-row></table:table></draw:text-box></draw:frame>Computer science or computing science (sometimes abbreviated CS) is the study of the theoretical foundations of information and computation, and of practical techniques for their implementation and application in computer systems. It is frequently described as the systematic study of algorithmic processes that create, describe, and transform information. Computer science has many sub-fields; some, such as computer graphics, emphasize the computation of specific results, while others, such as computational complexity theory, study the properties of computational problems. Still others focus on the challenges in implementing computations. For example, programming language theory studies approaches to describe computations, while computer programming applies specific programming languages to solve specific computational problems, and human-computer interaction focuses on the challenges in making computers and computations useful, usable, and universally accessible to people.</text:p>
      <text:p text:style-name="Standard">The general public sometimes confuses computer science with careers that deal with computers (such as information technology), or think that it relates to their own experience of computers, which typically involves activities such as gaming, web-browsing, and word-processing. However, the focus of computer science is more on understanding the properties of the programs used to implement software such as games and web-browsers, and using that understanding to create new programs or improve existing on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WenQuanYi Zen Hei Sharp" style:font-size-asian="11pt" style:language-asian="en" style:country-asian="US" style:font-name-complex="F"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Zen Hei Sharp"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 Valley</meta:initial-creator>
    <dc:creator>Matt Valley</dc:creator>
    <meta:editing-cycles>36</meta:editing-cycles>
    <meta:creation-date>2010-11-16T01:07:00</meta:creation-date>
    <dc:date>2010-11-16T01:18:00</dc:date>
    <meta:editing-duration>PT8S</meta:editing-duration>
    <meta:generator>LibreOffice/4.1.3.2$Linux_X86_64 LibreOffice_project/410$Build-2</meta:generator>
    <meta:document-statistic meta:table-count="1" meta:image-count="0" meta:object-count="0" meta:page-count="1" meta:paragraph-count="6" meta:word-count="240" meta:character-count="1774" meta:non-whitespace-character-count="1540"/>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